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37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4.447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4.256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ndidates_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Office1</text:p>
          </table:table-cell>
          <table:table-cell table:style-name="ce1" office:value-type="string" calcext:value-type="string">
            <text:p>Phone1</text:p>
          </table:table-cell>
          <table:table-cell table:style-name="ce1" office:value-type="string" calcext:value-type="string">
            <text:p>Office2</text:p>
          </table:table-cell>
          <table:table-cell table:style-name="ce1" office:value-type="string" calcext:value-type="string">
            <text:p>Phone2</text:p>
          </table:table-cell>
        </table:table-row>
        <table:table-row table:style-name="ro1">
          <table:table-cell office:value-type="string" calcext:value-type="string">
            <text:p>Osaro Aifuw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osaro.aifuwa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ie Alcala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ristie.alcala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hammad Alkadhem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ohammad.alkadhem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uriyeba Ibiye Amas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buriyeba.amaso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ler Carrington Ambros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yler.ambrose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yson C. Aria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ly.arias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ubi Arora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hubi.arora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24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+1 512 678 9106</text:p>
          </table:table-cell>
        </table:table-row>
        <table:table-row table:style-name="ro1">
          <table:table-cell office:value-type="string" calcext:value-type="string">
            <text:p>Xavier Aver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xavier.avery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loy A. Aza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eeloy.azad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 E. Baco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ouglas.bac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4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+1 212 446 4771</text:p>
          </table:table-cell>
        </table:table-row>
        <table:table-row table:style-name="ro1">
          <table:table-cell office:value-type="string" calcext:value-type="string">
            <text:p>Ben A. Barne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en.barnes@kirkland.com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+1 214 972 1748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99</text:p>
          </table:table-cell>
        </table:table-row>
        <table:table-row table:style-name="ro1">
          <table:table-cell office:value-type="string" calcext:value-type="string">
            <text:p>Michael K. Bass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ichael.bassi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ac Bat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isaac.bate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. Benitez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william.benitez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na Clough Bent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iana.bent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gan Bobholz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eegan.bobholz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Bo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william.bos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by Branc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arby.branch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 Brow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ick.brow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dall Burn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endall.burns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Butl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tephen.butler@kirkland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+1 512 678 9070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32</text:p>
          </table:table-cell>
        </table:table-row>
        <table:table-row table:style-name="ro1">
          <table:table-cell office:value-type="string" calcext:value-type="string">
            <text:p>Sarah Ashley Byr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rah.byrd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Cadi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aniel.cadis@kirkland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+1 512 678 9075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83</text:p>
          </table:table-cell>
        </table:table-row>
        <table:table-row table:style-name="ro1">
          <table:table-cell office:value-type="string" calcext:value-type="string">
            <text:p>Andrew Cald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drew.calder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21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+1 512 678 9165</text:p>
          </table:table-cell>
        </table:table-row>
        <table:table-row table:style-name="ro1">
          <table:table-cell office:value-type="string" calcext:value-type="string">
            <text:p>Alexandra Cariti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lexandra.caritis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Castro Jr.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vid.castro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 Chadderd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ck.chadderd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ha C. Checkovic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isha.checkovich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herine Chernov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atherine.chernova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 Christense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ick.christense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C. Cole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vid.cole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nnifer C. Cornejo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nnifer.cornejo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832 836 3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k E. Corriga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trick.corriga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dney Corr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ydney.corry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ie Cre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nnie.crea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oke Curr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ooke.curry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an Czaikowsk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usan.czaikowski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ey L. Darlin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haley.darling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itha De Paulo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abitha.depaulo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le Degeli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abrielle.degelia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en Deutsc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auren.deutsch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ie Dillar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obbie.dillard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Dolphin, II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ames.dolphi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Don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william.dong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Dundo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rk.dund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nah Ebersol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hannah.ebersole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an R. Eisenberg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usan.eisenberg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en Elledg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auren.croft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 C. Esk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ckson.esker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David Fif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paul.fife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an D. Flanner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yan.flannery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y Flo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ony.flor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Robert Fowl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b.fowler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en Franc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risten.franco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tis A. Frenc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urtis.french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rod H. Gambl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rrod.gamble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. Grant Gann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rant.gann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Garmez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dam.garmezy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16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+1 512 678 9119</text:p>
          </table:table-cell>
        </table:table-row>
        <table:table-row table:style-name="ro1">
          <table:table-cell office:value-type="string" calcext:value-type="string">
            <text:p>Jennifer R. Gass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nnifer.gasser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 Gib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tt.gibs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fanie I. Gitl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tefanie.gitl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37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64</text:p>
          </table:table-cell>
        </table:table-row>
        <table:table-row table:style-name="ro1">
          <table:table-cell office:value-type="string" calcext:value-type="string">
            <text:p>Christina H. Godar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ristina.godard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P. Goodi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bert.goodi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56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+1 512 678 9097</text:p>
          </table:table-cell>
        </table:table-row>
        <table:table-row table:style-name="ro1">
          <table:table-cell office:value-type="string" calcext:value-type="string">
            <text:p>Daniel P. Gros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niel.gross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Hagerm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arles.hagerma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yton P. Har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layton.hart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dette Marie Hayde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ernadette.hayde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 Heasley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ristopher.heasley@kirkland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+1 512 678 9071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12</text:p>
          </table:table-cell>
        </table:table-row>
        <table:table-row table:style-name="ro1">
          <table:table-cell office:value-type="string" calcext:value-type="string">
            <text:p>Alia Y. Heintz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lia.heintz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 Hick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im.hicks@kirkland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+1 512 678 9068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29</text:p>
          </table:table-cell>
        </table:table-row>
        <table:table-row table:style-name="ro1">
          <table:table-cell office:value-type="string" calcext:value-type="string">
            <text:p>Mark Holde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rk.holde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A. Husseini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ichard.husseini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 Hyam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peter.hyams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yan Isaac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hnryan.isaacs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M. Jacobso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tephen.jacobs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dsey M. Jaquillard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lindsey.jaquillard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ie Jean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tephanie.jeane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n Jelsma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ian.jelsma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in John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ustin.johns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ter Matthew Johnst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arter.johnst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ril V. Jone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yril.jones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t Jone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rant.jones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 Jone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heather.jones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 Juergen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ndrew.juergens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a Kabad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tma.kabad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Kager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ommy.kagerer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gan Kapp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eagan.kapp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Vaughan Kell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william.kelly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 Kirk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llan.kirk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J. Kirkse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aniel.kirksey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R. Knowlt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ul.knowlt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 Kogut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ry.kogut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ekah Kostela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ebekah.kostelak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 E. Lamper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ra.lampert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anda M. Lang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fernanda.langa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D. Larso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dam.lars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67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+1 512 678 9088</text:p>
          </table:table-cell>
        </table:table-row>
        <table:table-row table:style-name="ro1">
          <table:table-cell office:value-type="string" calcext:value-type="string">
            <text:p>Cat Levequ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at.leveque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hael L. Lichm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achael.lichma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Long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mes.long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ke X. Longori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lake.longoria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 Lozan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abe.lozano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iz D. Magro-Mal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exiz.magromalo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Christian Mahr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ristian.mahre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.J. Malenfant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j.malenfant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 Mannin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ex.manning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e Dressler Marti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icole.marti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S. McClur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tthew.mcclure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nna McCor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enna.mccord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k Y. Moneypenn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trick.moneypenny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n C. Myer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yan.myers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 Myer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cott.myers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 Nadworny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tthew.nadworny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8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+1 214 972 1679</text:p>
          </table:table-cell>
        </table:table-row>
        <table:table-row table:style-name="ro1">
          <table:table-cell office:value-type="string" calcext:value-type="string">
            <text:p>Roald Nashi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ald.nashi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81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43</text:p>
          </table:table-cell>
        </table:table-row>
        <table:table-row table:style-name="ro1">
          <table:table-cell office:value-type="string" calcext:value-type="string">
            <text:p>Brennon L. Nel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ennon.nels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ett R. Nelso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hett.nels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57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+1 512 678 9105</text:p>
          </table:table-cell>
        </table:table-row>
        <table:table-row table:style-name="ro1">
          <table:table-cell office:value-type="string" calcext:value-type="string">
            <text:p>Katherine C. Nemet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atherine.nemeth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on A. Newm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andon.newma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t Michael Newm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rant.newma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S. Noh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tephen.noh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 Nol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ex.noll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i Olutoy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omi.olutoye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 M. Owe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raham.owe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ie R. Owe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tephanie.owe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R. Pacey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tt.pacey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h Davis Patrick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leah.patrick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ffin Peeple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riffin.peeples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e G. Peetz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ne.peetz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n D. Phelp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yan.phelps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D. Pitt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hn.pitts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zwan Popati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izwan.popatia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an Thomas Redl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rdan.redler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’Meka M. Reeves-Sober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ymeka.reevessobers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12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+1 512 678 9162</text:p>
          </table:table-cell>
        </table:table-row>
        <table:table-row table:style-name="ro1">
          <table:table-cell office:value-type="string" calcext:value-type="string">
            <text:p>Brandon Ricaurt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andon.ricaurte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 A. Riche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hunter.richey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W. Rigdo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ael.rigd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an D. Robert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rdan.roberts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a G. Rotm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na.rotma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tany Sakowitz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ittany.sakowitz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13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+1 512 678 9141</text:p>
          </table:table-cell>
        </table:table-row>
        <table:table-row table:style-name="ro1">
          <table:table-cell office:value-type="string" calcext:value-type="string">
            <text:p>Anthony Sanders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thony.sanders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y Santa Ana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andy.santaana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ch Savrick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zach.savrick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n Schartz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ian.schartz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5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+1 212 446 5932</text:p>
          </table:table-cell>
        </table:table-row>
        <table:table-row table:style-name="ro1">
          <table:table-cell office:value-type="string" calcext:value-type="string">
            <text:p>Brittany Schei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ittany.scheier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 J. Seigu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ulian.seiguer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34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+1 512 678 9140</text:p>
          </table:table-cell>
        </table:table-row>
        <table:table-row table:style-name="ro1">
          <table:table-cell office:value-type="string" calcext:value-type="string">
            <text:p>Cephas Sekha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ephas.sekhar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inee S. Shah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hainee.shah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ine Shang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ristine.shang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med Sidik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hmed.sidik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15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+1 512 678 9081</text:p>
          </table:table-cell>
        </table:table-row>
        <table:table-row table:style-name="ro1">
          <table:table-cell office:value-type="string" calcext:value-type="string">
            <text:p>Samantha Siegl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mantha.siegler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d M. Smith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ad.smith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. Braxton Smit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axton.smith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annah R. Sot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vannah.soto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ony Spei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thony.speier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07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+1 512 678 9151</text:p>
          </table:table-cell>
        </table:table-row>
        <table:table-row table:style-name="ro1">
          <table:table-cell office:value-type="string" calcext:value-type="string">
            <text:p>Lucas E. Spivey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lucas.spivey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sica Stenglei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essica.stenglei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Paul Strom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nathan.strom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le Sumic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abrielle.sumich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D. Tanaka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ul.tanaka@kirkland.com</text:p>
          </table:table-cell>
          <table:table-cell office:value-type="string" calcext:value-type="string">
            <text:p>Bay Area – San Francisco</text:p>
          </table:table-cell>
          <table:table-cell office:value-type="string" calcext:value-type="string">
            <text:p>+1 415 439 1451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51</text:p>
          </table:table-cell>
        </table:table-row>
        <table:table-row table:style-name="ro1">
          <table:table-cell office:value-type="string" calcext:value-type="string">
            <text:p>Brittany Taylo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ittany.taylor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hua Teahe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sh.teahe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as W. Thomps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icolas.thomps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D. Turn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tthew.turner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t A. Van Syoc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hett.vansyoc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2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+1 212 446 4679</text:p>
          </table:table-cell>
        </table:table-row>
        <table:table-row table:style-name="ro1">
          <table:table-cell office:value-type="string" calcext:value-type="string">
            <text:p>Andy C.R. Veit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dy.veit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y Vranish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illy.vranish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lle Walk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amille.walker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ob Lewis Walle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cob.walley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us Wang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rkus.wang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le M. Watso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yle.wats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ed Whale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ared.whale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Wheat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vid.wheat@kirkland.com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+1 214 972 1696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96</text:p>
          </table:table-cell>
        </table:table-row>
        <table:table-row table:style-name="ro1">
          <table:table-cell office:value-type="string" calcext:value-type="string">
            <text:p>Sean T. Wheel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ean.wheeler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2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+1 212 446 4844</text:p>
          </table:table-cell>
        </table:table-row>
        <table:table-row table:style-name="ro1">
          <table:table-cell office:value-type="string" calcext:value-type="string">
            <text:p>Michelle William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ichelle.williams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Wil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avid.wilson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han Andrew Wolcot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athan.wolcott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stin Lyle Womac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ustin.womack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Denney Wrigh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ichael.d.wright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 Y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ulia.ye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bie P. Yee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ebbie.yee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neth A. Youn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enneth.young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Zakhar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will.zakhary@kirkland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ia Abram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adia.abram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N. Adai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nathan.adai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olyn L. Aike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arolyn.aik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eq M. Alos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areq.alos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 M. Amar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ck.amar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C. Anders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ames.ander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 Ander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ick.ander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W. Anderso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ul.ander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teva Andonelli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ilteva.andonelli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 K. Angelin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rah.angelin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Antinoss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tthew.antinoss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E. Arnault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william.arnaul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n D. Arnfel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ian.arnfel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0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antha A. Augus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mantha.augus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lia H. Baile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melia.bail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y E. Baird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ory.bair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ran S. Bajwa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amran.bajw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or Balassa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gabor.balass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H. Baldwi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seph.baldwi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Ballentin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william.ballentin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362 4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 A. Ballis, P.C.</text:p>
          </table:table-cell>
          <table:table-cell office:value-type="string" calcext:value-type="string">
            <text:p>Chairman</text:p>
          </table:table-cell>
          <table:table-cell office:value-type="string" calcext:value-type="string">
            <text:p>jon.balli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tney Baltz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ourtney.baltz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 A. Ban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c.ban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alie Baraka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atalie.baraka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y Barb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my.barb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nah J. Barlow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hannah.barlow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en Bar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ellen.bar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essa Barsant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vanessa.barsant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 M. Bartlet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rah.bartlet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hua G. Bas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shua.bas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 W. Basu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obin.basu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e Bau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mie.bau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oks Beck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ooks.beck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v Ben-Shaha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ziv.ben-shaha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 Bend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ex.bend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 Bennet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ison.bennet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edith S. Bennet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eredith.bennet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n Blaine Bennett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yan.bennet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en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homas.ben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 Bent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wes.bent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Berg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hn.berg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M. Bernick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vid.berni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5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+1 212 390 4028</text:p>
          </table:table-cell>
        </table:table-row>
        <table:table-row table:style-name="ro1">
          <table:table-cell office:value-type="string" calcext:value-type="string">
            <text:p>Jack N. Bernstein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jack.bernstei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to Bhattacharyy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marto.bhattacharyy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e Bierwirt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eorgie.bierwirt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sica Bih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essica.bih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olas A. Bind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icholas.bind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ly Bing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emily.bing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n Bishop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erin.bishop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ob E. Blac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cob.bla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E. Blac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ria.e.bla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F. Black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ael.bla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Blak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nathan.blak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tine Bleich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valentine.bleich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sey Bleiweis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elsey.bleiweis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E. Blekhm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enjamin.blekh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dy L. Bloom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wendy.bloom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 B. Bloom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drew.bloom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dsey Blum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indsey.blum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C. Bode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eorge.bod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c Bodendorf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ec.bodendorf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e Bolan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ade.bolan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0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er R. Boulo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ader.boulo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thy Bow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imothy.bow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fan Brabec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tefan.brabe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0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 S. Brams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ffrey.bram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V. Brandy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tthew.brandy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ce Bridwel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race.bridwel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Karr Brigg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enjamin.brigg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hel Brione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achel.brione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in Brow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ustin.brow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hel S. Brow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achel.brow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5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dore Brow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heodore.brow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opher Butl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ristopher.butl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9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+1 212 446 4760</text:p>
          </table:table-cell>
        </table:table-row>
        <table:table-row table:style-name="ro1">
          <table:table-cell office:value-type="string" calcext:value-type="string">
            <text:p>Evelyn T. Ca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evelyn.ca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J. Campbell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ichard.campbel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 A. Cande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peter.cande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hel L. Canto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achel.canto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 Carew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ael.carew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 Carrer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ick.carrer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in Michael Clark Cars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ustin.cars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 Carter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cole.cart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1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 Cart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ulius.cart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G. Caruso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hn.carus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S. Caruso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ul.carus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r K. Casa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onnor.casa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Cas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will.cas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olas A. Cas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icholas.cas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sco A. Castald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francesco.castald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ia M. Casto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olivia.casto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ly K. Castr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emily.castr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sandra Catalano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assandra.catalan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en M. Cate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auren.cate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en Cavanag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olleen.cavanag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a S. Ch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isa.ch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en Chandl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heaven.chandl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 Chas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ris.chas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tlyn Chelede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aitlyn.cheled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wei Che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weiwei.ch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nedy Chigl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ennedy.chigl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na Chopra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leena.chopr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e Christense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ane.christens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Chu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ael.chu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 Cicero, Jr.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frank.cicer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chary A. Ciullo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zac.ciull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ffin Clar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riffin.clar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T. Clifford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dam.cliffor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P. Cling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enjamin.clinger@kirkland.com</text:p>
          </table:table-cell>
          <table:table-cell office:value-type="string" calcext:value-type="string">
            <text:p>Bay Area – San Francisco</text:p>
          </table:table-cell>
          <table:table-cell office:value-type="string" calcext:value-type="string">
            <text:p>+1 415 439 404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034</text:p>
          </table:table-cell>
        </table:table-row>
        <table:table-row table:style-name="ro1">
          <table:table-cell office:value-type="string" calcext:value-type="string">
            <text:p>Kevin J. Coene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evin.coen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D. Colli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ul.colli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en Collin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auren.collin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J. Conro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ke.conro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 M. Coop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philip.coop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ner Coop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anner.coop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dette Coppola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ernadette.coppol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a C. Cottrell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rista.cottrel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tlyn L. Coverston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aitlyn.coverston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hua P. Cowi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shua.cowi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M. Cozz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paul.cozz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 M. Craig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rah.crai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t Cram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itt.cram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n Crampt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ian.crampt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 S. Crow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eith.crow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ni Cutri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gianni.cutr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an Cynov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yan.cynov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N. Dado II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alph.dad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zie Dahle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uzie.dahle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 Dance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ick.danc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C. Darch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tt.darc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 L. Dauchot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luke.daucho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9292</text:p>
          </table:table-cell>
          <table:table-cell office:value-type="string" calcext:value-type="string">
            <text:p>Los Angeles – Downtown</text:p>
          </table:table-cell>
          <table:table-cell office:value-type="string" calcext:value-type="string">
            <text:p>+1 213 680 8348</text:p>
          </table:table-cell>
        </table:table-row>
        <table:table-row table:style-name="ro1">
          <table:table-cell office:value-type="string" calcext:value-type="string">
            <text:p>Matt Davi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tt.davi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er Davi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parker.davi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d W. Davi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had.davi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wn H. Daws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wn.daw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Deitc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nathan.deitc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 S. del Hierro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d.delhierr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ony M. Del Rio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thony.delri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n Delane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ian.delan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yton Depre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ayton.depr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DeSanti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dam.desanti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aret R.T. Dewa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eg.dewa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olas DiCrescenzo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ick.dicrescenz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A. DiLoreto, Jr.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rtin.diloret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en Dingm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armen.ding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. Lee Disch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lee.disch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reen S. Dixo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ureen.dix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 Dix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ob.dix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 Doblem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tt.doble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J. Doblem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homas.doble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han Dola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eghan.dol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Donley, P.C.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john.donl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 J. Donnell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arah.donnel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ie Dreisbac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nnie.dreisbac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ton Dube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shton.dub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ce Duk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race.duk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omi Duru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aomi.duru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nah W. Ehrenber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hannah.ehrenber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opher R. Eld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ristopher.eld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le P. Eld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yle.eld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ke Elli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lake.elli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. Elli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bert.elli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y Emerick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ay.emeri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ter W. Emerson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carter.emer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 Emmanue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n.emmanue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T. Eri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vid.eri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ian Erwi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ristian.erwi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a G. Esayia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lisa.esayi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ce I. Ettelso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uce.ettel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R. Evanich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kevin.evanic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L. Evan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homas.evan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 Eversol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ot.eversol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P. Faley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ames.fal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en N. Fal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auren.fal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Falk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ael.fal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hua Faulkn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shua.faulkn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in Favor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ustin.favor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imie Fedell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aimie.fedel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on A. Feld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ason.fel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A. Fennell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rk.fennel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ie Feyk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mie.feyk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y E. Fields, P.C.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barry.field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Filip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rk.filip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92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03</text:p>
          </table:table-cell>
        </table:table-row>
        <table:table-row table:style-name="ro1">
          <table:table-cell office:value-type="string" calcext:value-type="string">
            <text:p>Jeffrey A. Fine, P.C.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jeffrey.fin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en Fiotaki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auren.fiotaki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Fishm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eth.fish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herine L. Fitzpatrick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atherine.fitzpatri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ecca Fitzpatrick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ebecca.fitzpatri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en E. Flanag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aren.flanag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alyn K. Flore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salyn.flore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ney C. Fogelber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whitney.fogelber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ner Fontain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umner.fontain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P. Foradas, P.C.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michael.forada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k Fort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patrick.fort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y D. Fox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orey.fox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Frank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evin.fran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 M. Frankel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ed.franke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ard G. Fraumann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willard.frauman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M. Freedm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x.freed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in Oritsegbubemi Fregen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ustin.fregen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ie Frishberg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ophie.frishber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sey Full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elsey.full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gory W. Gallagher, P.C.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gregory.gallagh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alie K. Gall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atalie.gall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ie Gandelm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arlie.gandel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 Gang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wes.gang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zabeth A. Gara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elizabeth.gara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n M. Garfinkl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ustin.garfinkl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 Garve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raig.garv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 E. Gaus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peter.gaus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ce L. Gelm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uce.gel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a F. Geml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na.gem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ha Francis Gerasimow, Ph.D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asha.gerasimow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 C. Gessn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ouglas.gessn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ra Ghobraie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ndra.ghobraie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Henry Gibbon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hn.gibbon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aret A. Gibso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eg.gib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Vincent Giglio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hil.gigli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 Gind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ameron.gind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viere Girou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xaviere.girou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sica Giulitto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ssica.giulitt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ria Lauren Glispi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lexandria.glispi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Goedert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bert.goeder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eesh Goel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sheesh.goe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05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05</text:p>
          </table:table-cell>
        </table:table-row>
        <table:table-row table:style-name="ro1">
          <table:table-cell office:value-type="string" calcext:value-type="string">
            <text:p>Amila Golic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mila.golic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opher Grad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ristopher.grad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k Gree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patrick.gre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s Greensp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oss.greensp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ie P. Gregg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frankie.greg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e Gremling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ave.gremlin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a L. Grille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nna.grill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 Michelle Grossm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iris.gross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an Gruemm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olan.gruemm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A. Gueri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niel.gueri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e Guilfoyl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ate.guilfoyl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Gunders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arl.gunder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den F. Gunt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hayden.gunt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a Gunt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isa.gunt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Guthri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will.guthri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hel B. Hai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achel.hai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kal Hail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ickal.hail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an S. Hale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yan.hale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 C. Hammes, P.C.</text:p>
          </table:table-cell>
          <table:table-cell office:value-type="string" calcext:value-type="string">
            <text:p>Retired / Chair Emeritus</text:p>
          </table:table-cell>
          <table:table-cell office:value-type="string" calcext:value-type="string">
            <text:p>jeffrey.hammes@kirkland.com</text:p>
          </table:table-cell>
          <table:table-cell office:value-type="string" calcext:value-type="string">
            <text:p>Chica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. Sean Hamn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muel.hamn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A. Handl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vid.handl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hua P. Hanna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shua.hann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anie B. Harm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elanie.harm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n D. Harri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yan.harri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6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ha K. Harris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rtha.harri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an M. Hartm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rdan.hart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F. Hartman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hn.hartman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ly Hartne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emily.hartn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n Ha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ustin.ha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 J. Hayde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ent.hayd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 D. Haye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ric.haye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shi Hayni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yoshi.hayni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M. Hayward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bert.haywar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ndan P. Head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endan.hea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. Chris Heck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.chris.he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an Hedric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eithan.hedri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olas A. Hemmingse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icholas.hemmings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a Zamfir Hensle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abriela.zamfi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ky Henz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ecky.henz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na Herifor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iana.herifor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 P. Herlihy</text:p>
          </table:table-cell>
          <table:table-cell office:value-type="string" calcext:value-type="string">
            <text:p>Assistant General Counsel</text:p>
          </table:table-cell>
          <table:table-cell office:value-type="string" calcext:value-type="string">
            <text:p>sarah.herlih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 R. Hernandez III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louis.hernandez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6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 Herst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odd.hers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zabeth S. Hes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lizabeth.hes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T. Hickey, Jr.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john.hick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 Higgin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tt.higgin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R P Hilema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ames.hile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opher Hinojos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ristopher.hinojos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elyn A. Hirsch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celyn.hirsc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y M. Hirschtritt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helly.hirschtrit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l S. Hirshm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eil.hirsh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ie J. Holaha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atie.holah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 Hollenberg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victor.hollenber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ley L. Hollend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hayley.hollend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da Holli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manda.holli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 Hol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eith.hol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 S. Holz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walter.holz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on Seungkee Hong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harrison.hon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ki V. Hood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vicki.hoo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 Hopp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n.hopp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a Cederoth Hora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heresa.hor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han Eric How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athan.how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U. S. Howell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ichard.howel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per Howell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asper.howell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 D. Howlan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ussell.howlan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e J. Hud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nne.hud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ian E. Huehn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ristian.huehn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ome Hughe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erome.hughe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an Joseph Hughe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rdan.hughe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nt Huske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rent.husk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d J. Husnick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ad.husni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an Muhammad Hussai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dnan.hussai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C. Hutchin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tthew.hutchin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 Idrizovic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drew.idrizovic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n A. Jacks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yan.jack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o D. Jacobazz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ino.jacobazz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da A. Jacobowsk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manda.jacobowsk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F. Jacobse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evin.jacobs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 Jacob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ob.jacob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 Katrine Jakola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atie.jakol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Jame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ichael.jame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M. Jane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dam.jane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ix Je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felix.j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anna P. Jense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anna.jens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eem Jh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seem.jh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 J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iz.j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han J. Jimenez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athan.jimenez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n L. Joff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ustin.joff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ett B. Johnson, P.C.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garrett.john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es Johns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les.john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lon A. Jone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illon.jone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M. Jonk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evin.jonk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ilya Jumagulov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amilya.jumagulov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yssa Jutovsk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yssa.jutovsk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dre Kalenderia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eidre.kalenderi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J. Kalil II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arles.kali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yssa C. Kalisk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lyssa.kalisk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 P. Kallo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ris.kallo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aa Kalot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hanaa.kalot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na Kandallu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eena.kandallu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 B. Kapl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ffrey.kapl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iklia Kari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hariklia.kari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herine Karnos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atherine.karnos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ay Karra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riafay.karra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 A. Kassof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drew.kassof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 M. Kaufman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andrew.kauf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ison Kavanaug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dison.kavanaug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P. Keeley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ael.keel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an Scott Keet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rdan.keet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alie Hoyer Kell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atalie.kell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ly Kelle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olly.kell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herine B. Kenned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ate.kenned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H. Kerr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michael.ker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la Amin Kh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aila.kh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tlin A. Kierum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aitlin.kierum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elle Kilkenney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elle.kilkenn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e Kim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hane.kim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0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oah Kim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ooah.kim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 Kimm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rah.kimm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gie King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ggie.kin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gg Kirchhoef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gregg.kirchhoef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an Kirn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ethan.kirn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 E. Kirso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arah.kir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Kit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tthew.kit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ob A. Klapholz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cob.klapholz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. Henry Kleeman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henry.klee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gory Klei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regory.klei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 Kluk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elly.mcginni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bert B. Knapke, I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orbert.knapk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thy W. Knapp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imothy.knapp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opher S. Koeni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ris.koeni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o Sophia Koll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liosophia.koll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Koltz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paul.koltz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 N. Koniewicz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ra.koniewicz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J. Kopecky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robert.kopeck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Z. Kosi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hn.kosi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a Kouskoula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risa.kouskoula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 Kovac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en.kovac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 Kraf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ike.kraf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ard G. Krane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howard.kran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hil R. Krishna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ikhil.krishn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 Krislov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ick.krislov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nah Kropp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hannah.kropp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 Kub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j.kub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O. Kuhns, P.C.</text:p>
          </table:table-cell>
          <table:table-cell office:value-type="string" calcext:value-type="string">
            <text:p>Senior Legal Advisor</text:p>
          </table:table-cell>
          <table:table-cell office:value-type="string" calcext:value-type="string">
            <text:p>thomas.kuhn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e Kunetka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julie.kunetk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ob Kupferm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cob.kupfer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0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 J. Kurtenbach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ouglas.kurtenbac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T. Kurtz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enjamin.kurtz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s M. Kwasteniet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ss.kwastenie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 M. Lab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c.lab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 1 312 862 3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Lah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nathan.lah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ri A. Lample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miri.lampl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0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Andrew Langan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andrew.lang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ma E. Lange-Novak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mma.lange-nova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h Larsen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beth.lars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 Latona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n.laton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sey Lauge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elsey.lauge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Lausch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hn.lausc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0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 D. Lavell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ckson.lavell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sha P. Lavini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isha.lavini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e Lawver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icole.lawver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E. Layti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niel.layti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et A. Leach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garret.leac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J. Leah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homas.leah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herine Le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atherine.le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ine Le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ristine.le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ia Le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tacia.le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LeFevou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ael.lefevou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 Legaul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rah.legaul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ine M. Lehma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ristine.leh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ie Lencion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atie.lencion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an M. Leuthaus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olan.leuthaus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eese Walia Levi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eneese.walialevi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 S. Levi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ack.levi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 Levin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en.m.levin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 E. Levine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ussell.levin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6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+1 212 446 6466</text:p>
          </table:table-cell>
        </table:table-row>
        <table:table-row table:style-name="ro1">
          <table:table-cell office:value-type="string" calcext:value-type="string">
            <text:p>Daniel D. Lewi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niel.lewi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na Liberma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olina.liber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A. Lifsic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seph.lifsic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 J. Lindsa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teve.lindsa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0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n J. Lineh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ean.lineh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haniel S. Ling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athaniel.ling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ia L. Lisk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olivia.lisk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sabeth Log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elisabeth.log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 K. Lonvic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rah.lonvi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ka P. López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rika.lopez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 H. Lorb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aron.lorb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ett A. Lorentz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garrett.lorentz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l Lougher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eal.lougher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k Lougher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trick.lougher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 Walsh Loureir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patricia.wals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oline Lourgo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aroline.lourgo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 Lov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von.lov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Lov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avid.lov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S. Lovell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tthew.lovel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sica Low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essica.low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 S. Luca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ger.luca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5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. Luz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hn.luz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a Madiga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lisa.madig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in Maenhou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ollin.maenhou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n Magil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ean.magil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nnifer Mancin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ennifer.mancin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emy Mandel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eremy.mandel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is Elaine Marc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exis.marc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 Marian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ristin.marian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 Marshall, Ph.D.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ndrew.marshal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ecca J. Marst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ebecca.marst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vor Marti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revor.marti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n J. Martindal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olin.martindal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y Martinez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aty.martinez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ine S. Matott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ristine.matot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an Matthew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andan.matthew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W. Mausert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evin.mauser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 Maxfiel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ndrew.maxfiel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 F. Mayne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odd.mayne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 McAuliff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ob.mcauliff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McClelland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evin.mcclellan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etrius McClou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emetrius.mcclou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 McCormic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an.mccormi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 D. McCormick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smccormi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ton McCo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payton.mcco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 A. McCu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bin.mccu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 McEllrat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eid.mcellrat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 R. McGa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drew.mcga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berly L. McGrath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imberly.mcgrat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y McGushi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asey.mcgushi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le P. McHugh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yle.mchug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or P. McNamar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onor.mcnamar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n S. McNish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yan.mcnis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J. McQuade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niel.mcquad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P. Meeh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n.meeh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Mee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nathan.mee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 R. Melchin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aylor.melchin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a Metzg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nna.metzg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 S. Miadzvedskay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iza.miadzvedskay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o S. Micel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berto.micel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 Michali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eff.michali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ra Mihala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lexandra.mihala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i Mill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andi.mill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J. Milli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j.milli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ry M. Minni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ory.minni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af Misba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daf.misba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 A. Moehrke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cott.moehrk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en E. Mollo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risten.mollo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ina Moor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ngelina.moor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n Moorma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yan.moor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ssa Moren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elissa.moren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hua Morg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shua.morg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ika Mori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nnika.mori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 Morle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e.morl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 Morlock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lee.morlo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lyn A. Morri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delyn.morri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neth P. Morrison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kenneth.morri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an R. Mote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aran.mot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l McKnight Mud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el.mud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n Connor Muhlstoc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yan.muhlsto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i M. Muld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elli.muld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h M. Mulli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oah.mulli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 Mulvihil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uth.mulvihil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M. Muno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mun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ia Murad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adia.murad@kirkland.com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+1 212 909 349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047</text:p>
          </table:table-cell>
        </table:table-row>
        <table:table-row table:style-name="ro1">
          <table:table-cell office:value-type="string" calcext:value-type="string">
            <text:p>Daniel Murdoc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aniel.murdo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 Murph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at.murph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hleen Murra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athleen.murra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H. Mutchnik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ames.mutchni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nis M. Myers, P.C.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dennis.myer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da K. Myers, P.C.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linda.myer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 Nabavi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tt.nabavi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Anne Mulder Nagjee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joanne.nagje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ie Nagle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atie.nagl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n Naim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iman.naim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a N. Nanc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aura.nanc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 V. Napolitano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teven.napolitan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k J. Nash, Jr.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trick.nas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tt R. Nels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ett.nel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 B. Nemirow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im.nemirow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alie Newel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atalie.newel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ly Nickli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mily.nickli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ha Nigam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eha.nigam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 Nile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ick.nile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thy D. Nol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im.nol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J. Nomellin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rk.nomellin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ery S. Norm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ffery.nor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N. Nowacki, P.C.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james.nowack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H. O'Brie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tthew.obri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reen D. O'Brie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ureen.obri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 S. O'Conno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ffrey.oconno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opher Odell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ristopher.odel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olas O'Donnel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icholas.odonnel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a C. Oldham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ngela.oldham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le O'Nea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anielle.onea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S. Osl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eed.osl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enzie Packar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ckenzie.packar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 A. Pag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teven.pag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ey G. Pagoni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tacey.pagoni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ce Palkovitz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ice.palkovitz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 Pappa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ick.pappa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jun Par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amjun.par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 Park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ole.park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T. Park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dam.park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isel Pate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isel.pate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R. Patton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stephen.patt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Pavlosk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evin.pavlosk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opher M. Pavlovic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ris.pavlovic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ca Pechou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onica.pechou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a Alberts Peel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donna.pee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beida Peralt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obeida.peralt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an Perbohn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ethan.perbohn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ford E. Perl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anford.per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J. Perlm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niel.perl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6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sie Perlm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essica.perl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dore A. Peto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heodore.pet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Petraviciu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damp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 Piec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zak.piec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eb Joseph Piluka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aleb.piluka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e Plonsk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ate.plonsk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sa P. Pogofsk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risa.pogofsk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g Polin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greg.polin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W. Port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ichard.port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ika Pouliezo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ngelika.pouliezo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Poulo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hn.poulo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Premo-Hopkin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rk.premohopkin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Prett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will.prett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chary W. Prociu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zachary.prociu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T. Pruitt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william.pruit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tlin Pyrc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aitlin.pyrc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e Quic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zoe.qui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 S. Quin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ffrey.quin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hua Z. Rabinovitz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shua.rabinovitz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9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84</text:p>
          </table:table-cell>
        </table:table-row>
        <table:table-row table:style-name="ro1">
          <table:table-cell office:value-type="string" calcext:value-type="string">
            <text:p>Leah Rachow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eah.rachow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 Radkowsk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tricia.radkowsk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ce Rafti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onstance.rafti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ke Rambeau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ke.rambeau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n B. Rath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olin.rath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 Rea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zak.rea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le Reard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abrielle.reard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ley C. Reed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adley.ree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T. Reg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tthew.reg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T. Reinert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hn.reiner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mina H. Resic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smina.resic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 Ribo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evan.ribo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 W. Richard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ff.richard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n Richard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egan.richard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L. Ritchie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tephen.ritchi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opher Ritt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ristopher.ritt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Pellegrino Rivera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mriver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ant Roby, Jr.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yant.rob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 E. Rocap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onald.rocap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nton Roger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enton.roger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d Roger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ad.roger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Rokach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vid.rokac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ire Rokit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laire.rokit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J. Roman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exander.roman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antha G. Ros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m.ros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A. Rosenberg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vid.rosenber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6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by Rot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elby.rot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L. Roth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rtin.rot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 Rothm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aylor.roth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emy D. Roux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remy.roux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S. Rowe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james.row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olas M. Rug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icholas.rug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 R. Runnin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drew.runnin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 Kelly Ry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elly.ry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5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ndan E. Rya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endan.ry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bil Sabki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abil.sabk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suf Salloum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yusuf.salloum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 Salme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drian.salm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e Salom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ne.salom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tt A. Saltzm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ett.saltz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Samel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x.samel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l Sanchez-Palumb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amil.sanchezpalumb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0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Sander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eth.sander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gory B. Sanford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gregory.sanfor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le Sartai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anielle.sartai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p Sathy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up.sath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4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+1 212 446 4908</text:p>
          </table:table-cell>
        </table:table-row>
        <table:table-row table:style-name="ro1">
          <table:table-cell office:value-type="string" calcext:value-type="string">
            <text:p>Benno Sauerman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enno.sauerman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 R. Scarcello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am.scarcell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 Scharphor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eric.scharphor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 A. Schell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kelly.schel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ine Grace Scher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ristine.scher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H. Schink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james.schin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E. Schneid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rk.schneid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 J. Schneidman, P.C.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edward.schneid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A. Schoenfeld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john.schoenfel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U. Schorer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joseph.schor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ra Schrad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exandra.schrad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sica Schultz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ssica.schultz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T. Schust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eed.schuster@kirkland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+1 512 355 435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17</text:p>
          </table:table-cell>
        </table:table-row>
        <table:table-row table:style-name="ro1">
          <table:table-cell office:value-type="string" calcext:value-type="string">
            <text:p>Tricia L. Schwalli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ricia.schwalli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M. Schwartz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lexander.schwartz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ra Schwarzm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lexandra.schwarz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S. Schwimm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niel.schwimm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K. Sciaccotta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ael.sciaccott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0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opher J. Scull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ristopher.scull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 Seifm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ffrey.seif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R. Seligm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vid.selig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L. Seling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vid.seling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 Semnisk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bbi.semnisk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 Sempertegu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a.sempertegu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ha Serafi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asha.serafi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us E. Sernel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rc.serne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 J. Seroog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ffrey.seroog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t Sewel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idget.sewel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ony V. Sexto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thony.sext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arna Shah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zharna.sha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i S. Shanka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avi.shanka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ina Sharke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ristina.sharke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James She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ichael.she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 T. Sheffield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jeffrey.sheffiel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il Sheno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unil.sheno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ie Shermetar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cottie.shermetar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sica H. Sicsu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ssica.sicsu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e McClain Sidry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sidry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n D. Sieve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ian.siev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 Silverm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ck.silver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ch Sim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zach.sim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ley Sinclai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shley.sinclai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 Sinclai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an.sinclai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0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yn Sind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rdyn.sind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S. Singer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william.sing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 Skinn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m.skinn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lac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nathan.slac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B. Slad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ael.slad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 D. Small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drew.smal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5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 Smicikla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ris.smicikla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e Smith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oree.smit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 M. Smith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leslie.smit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S. Smit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ichael.smit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ee D. Smith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enee.smit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ft W. Smith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tefft.smit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12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12</text:p>
          </table:table-cell>
        </table:table-row>
        <table:table-row table:style-name="ro1">
          <table:table-cell office:value-type="string" calcext:value-type="string">
            <text:p>Michael J. Snow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ael.snow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en G. Sodk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aren.sodk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ch Sommer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zach.sommer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H.M. Sprayrege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ames.sprayreg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8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+1 212 446 4800</text:p>
          </table:table-cell>
        </table:table-row>
        <table:table-row table:style-name="ro1">
          <table:table-cell office:value-type="string" calcext:value-type="string">
            <text:p>Katie A. St. Peter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atie.stpeter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 Stach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eter.stac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P. Stanek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vid.stane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0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 Steinfel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eric.steinfel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E. Steinmetz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tthew.steinmetz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ire Stephen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laire.stephen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 Stephen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ex.stephen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sa Ster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risa.ster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B. Sterret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arles.sterret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 Steven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aron.steven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Stock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evin.stock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antha N. Stower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mantha.stower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J. Strak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exander.strak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W. Stray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dam.stray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A. Streff, Jr.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wstreff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ika O. Strickland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yika.stricklan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 Struckmey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drew.struckmey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 Stuck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am.stuck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. Stult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vid.stult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 Stumm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tt.stumm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nna Stupa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nna.stupa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ley L. Surina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shley.surina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 T. Swan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edward.sw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 Sweigard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ric.sweigar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ge C. Tapp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paige.tapp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a Taqbeem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lia.taqbeem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 L. Taylor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roger.taylo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ckary The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zackary.the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opher M. Thoma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ristopher.thoma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ek Thoma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erek.thoma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M. Thompson I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william.thomp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 S. Thom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uth.thom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D. Thorp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ael.thorp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o F. Ties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gelo.ties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ha Timakov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sha.timakov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G. Timmers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michael.timmer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 B. Toba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cott.tob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G. Tomlinso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tephen.tomlinson@kirkland.com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+1 212 446 468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86</text:p>
          </table:table-cell>
        </table:table-row>
        <table:table-row table:style-name="ro1">
          <table:table-cell office:value-type="string" calcext:value-type="string">
            <text:p>Frances G. Tomps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frances.tomp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 Toth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teve.tot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a Tr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isa.tr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Traxl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eth.traxl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le Nolan Trevett</text:p>
          </table:table-cell>
          <table:table-cell office:value-type="string" calcext:value-type="string">
            <text:p>Associate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+1 312 862 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 Trotta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ulia.trott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Tull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aniel.tull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0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an H. Turba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rdan.turb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k J. Valent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trick.valent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en Valento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auren.valento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da Van Auke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manda.vanauke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chary Carlyle Van Kovering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zach.vankoverin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T. Van Wart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evin.vanwar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e Vandenberg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ate.vandenber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iah S. VanDoorn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isaiah.vandoorn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n A. Verbu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ian.verbu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la Vespol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niella.vespol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C. Vizvar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enjamin.vizvary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l K. Vohra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eil.vohra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aret M. Waickm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rgaret.waick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e Wallin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ate.wallin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 B. Walt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drew.walt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 Wan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n.wan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nny Warfield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nny.warfiel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662 3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olas Warth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icholas.warth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 Wash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tan.was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na M. Watral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iana.watra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t Watt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empestt.watt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 H. Weav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ewis.weav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H. Weed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ael.wee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k Week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patrick.week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ley H. Weidenhamm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adley.weidenhamm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l E. Weinberg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el.weinberg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Wein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vid.wein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s M. Weism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ss.weis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a M. Welch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onna.welc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ie J. Welc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atie.welc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R. Welke, P.C.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william.welk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ry M. Wellev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ry.wellev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olyn J. Weltm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arolyn.weltma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J. Wessel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evin.wesse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94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39</text:p>
          </table:table-cell>
        </table:table-row>
        <table:table-row table:style-name="ro1">
          <table:table-cell office:value-type="string" calcext:value-type="string">
            <text:p>Savannah Joy Wes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vannah.wes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Thomas Westbroo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homas.westbroo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Truett West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ael.west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h Westerholm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shua.westerholm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ymond P. Wexler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raymond.wexl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M. Wexn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dam.wexn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-Micheal A. Wheat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n-micheal.whea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 Whit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ndrew.whit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 Whited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tt.whited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Mason Wilke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hn.wilke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ne E. William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wayne.william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7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 L. Willi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ffrey.willian@kirkland.com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+1 212 446 474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57</text:p>
          </table:table-cell>
        </table:table-row>
        <table:table-row table:style-name="ro1">
          <table:table-cell office:value-type="string" calcext:value-type="string">
            <text:p>Robert A. Wilso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bert.wils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 David Wilt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ck.wilto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r A. Winter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pencer.winters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son J. Wirtz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ison.wirtz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en E. Witt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helen.wit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n D. Wolf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ian.wolf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Woodring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enjamin.woodrin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0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opher J. Wore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ristopher.wore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 Wu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an.wu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i Wung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exi.wung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aret K. Yeag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rgaret.yeag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a K. Yu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ina.yun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. Tamara Zehentbau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amara.zehentbauer@kirkland.com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+49 89 2030 605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12</text:p>
          </table:table-cell>
        </table:table-row>
        <table:table-row table:style-name="ro1">
          <table:table-cell office:value-type="string" calcext:value-type="string">
            <text:p>Jeffrey J. Zeig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ffrey.zeig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 K. Zell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ndrew.zell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 Zh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eric.zh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4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Dmitri Zi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ul.zier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edith Zinanni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meredith.zinanni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R. Zitko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bert.zitk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yad Ziyadzad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ziyad.ziyadzad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 Zolf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ike.zolfo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 H. Zook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ed.zoo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 Zorc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ose.zorc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J. Zott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vid.zott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on N. Zure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son.zurek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ia Adendorff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olivia.adendorff@kirkland.com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+1 214 972 1758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58</text:p>
          </table:table-cell>
        </table:table-row>
        <table:table-row table:style-name="ro1">
          <table:table-cell office:value-type="string" calcext:value-type="string">
            <text:p>K. Winn Alle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winn.alle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 Almari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abe.almario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ina Altm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aina.altma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ice A. Andalia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andice.andalia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n S. Anders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evin.anderson@kirkland.com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+1 801 877 8115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98</text:p>
          </table:table-cell>
        </table:table-row>
        <table:table-row table:style-name="ro1">
          <table:table-cell office:value-type="string" calcext:value-type="string">
            <text:p>Ronald K. Anguas, Jr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nald.angua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 Aquar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ick.aquart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J. Arbu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avid.arbu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k K. Arnett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trick.arnett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ene F. Assaf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ugene.assaf@kirkland.com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+1 212 446 4930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96</text:p>
          </table:table-cell>
        </table:table-row>
        <table:table-row table:style-name="ro1">
          <table:table-cell office:value-type="string" calcext:value-type="string">
            <text:p>Daniel F. Attridge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daniel.attridg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 Ay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ffrey.ay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. Todd Bak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w.bak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oksany Barrowe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ooksany.barrowe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 M. Beatti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lison.beatti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S. Becker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michael.beck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el Bedgoo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isel.bedgood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718 5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i Belzi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abi.belzil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n Benczkowski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ian.benczkowski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ge Blanchar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idge.blanchard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ne Blizzard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iane.blizzard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n Bone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rin.bone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is Bourb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nais.bourbo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rates L. Boutsikari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ocrates.boutsikari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n Bov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ustin.bova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ck Boyar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uck.boyar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na Torline Bradle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hanna.torlin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G. Branham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vid.branham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 Brassfiel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ris.brassfield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531 1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w Bridgewat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rew.bridgewat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ce C. Bri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grace.bri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F. Brinkm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ul.brinkma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 Brock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ke.brock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n Brow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ean.brow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son Brow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udson.brow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nald J. Brow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eginald.brow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ie Bryant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racie.bryant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dsey E. Buckle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indsey.buckle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. Burges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william.burges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sica Busan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jessica.busa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k L. Butl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patrick.butl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T. Byrne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hn.byrne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ley Cad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shley.cad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n E. Cad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rin.cad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vin Campbell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gavin.campbell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herine Cannin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atherine.canning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gham Q. Canno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igham.canno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 Canto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teven.canto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J. Cardon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francisco.cardona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Carle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aniel.carle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it Chaudhry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hit.chaudhr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. Julia Cho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ulia.choi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e M. Cleminshaw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icole.cleminshaw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d B. Crowel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ad.crowell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H. Cunningham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ich.cunningham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D'Antoni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seph.dantonio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hua S. Davenpor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shua.davenport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yla M. Davi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ayla.davi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Deck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evin.deck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ole DeJulio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ichole.dejulio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in J. Del Prior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ustin.delprior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elle Sliwinski DeMaio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elle.sliwinski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C. DeSalv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tephen.desalvo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en McCartan DeSanti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aren.desanti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J. Desjardin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ames.desjardin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le M. DeYoun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yle.deyoung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g Ding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eng.ding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 Dirk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teven.dirk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T. Donov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niel.donova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 C. Donov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dward.donova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se Dorse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lyse.dorse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art A C Drak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tuart.drak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emy D. Dresn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remy.dresn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enzie Drutowsk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ckenzie.drutowski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-3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 Dumbach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ad.dumbach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e H. Duvall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lucie.duvall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hy Dzienkowsk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athy.dzienkowski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. Neil Egglest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eil.egglesto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ra N. Farm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lexandra.farm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 A. Farrell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eter.farrell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Filip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rk.filip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192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03</text:p>
          </table:table-cell>
        </table:table-row>
        <table:table-row table:style-name="ro1">
          <table:table-cell office:value-type="string" calcext:value-type="string">
            <text:p>Robert S. Fleishma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bert.fleishma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W. Fost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vid.fost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h Frank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oah.frank@kirkland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+1 617 385 7570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35</text:p>
          </table:table-cell>
        </table:table-row>
        <table:table-row table:style-name="ro1">
          <table:table-cell office:value-type="string" calcext:value-type="string">
            <text:p>Lucas Henry Funk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ucas.funk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ssa S. Gaino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elissa.gaino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reen M. Gallagh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ureen.gallagh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 Gamble, Jr.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ulius.gambl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J. Gerki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niel.gerki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 Grace Gilham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ura.gilham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P. Gillespie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ames.gillespi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fanie I. Gitl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tefanie.gitl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37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564</text:p>
          </table:table-cell>
        </table:table-row>
        <table:table-row table:style-name="ro1">
          <table:table-cell office:value-type="string" calcext:value-type="string">
            <text:p>Michael A. Glick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ael.glick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eesh Goel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sheesh.goe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005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05</text:p>
          </table:table-cell>
        </table:table-row>
        <table:table-row table:style-name="ro1">
          <table:table-cell office:value-type="string" calcext:value-type="string">
            <text:p>Josh Goldberg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sh.goldberg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A. Gottschalk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thomas.gottschalk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ie Greco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tephanie.greco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n C. Greene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rian.green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. Boyd Greene IV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bgreen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an L. Green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rdan.green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a K. Grisham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illa.grisham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le Neema Gues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yle.guest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251 9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nnifer I. Gullott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ennifer.gullotti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gie Hage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ggie.hage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lle Hagu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lucille.hagu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h Hamli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eah.hamli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nnifer K. Hardy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jennifer.hard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ntyel Hard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eantyel.hard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rra L. Harp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ierra.harp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-Kathryn P. Hawe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k.hawe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652 3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W. Hicks, Jr.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george.hick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3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+1 214 972 1722</text:p>
          </table:table-cell>
        </table:table-row>
        <table:table-row table:style-name="ro1">
          <table:table-cell office:value-type="string" calcext:value-type="string">
            <text:p>Alexis B. Hil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exis.hill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a A. R. Hin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arla.hin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a Holli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iva.holli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 Hon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on.hong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ia Hook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rcia.hook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gufa R. Hossai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hagufa.hossai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ly P. Hughe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mily.hughe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T. Human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dam.humann@kirkland.com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+1 212 446 6447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47</text:p>
          </table:table-cell>
        </table:table-row>
        <table:table-row table:style-name="ro1">
          <table:table-cell office:value-type="string" calcext:value-type="string">
            <text:p>Jean Y. Hyu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ean.hyu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aa Jai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naa.jai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en M. Jakovic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ellen.jakovic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ley Jense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adley.jense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n Johnsto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rin.johnsto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D. Jone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ael.jone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dney Jone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ydney.jone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Kahl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niel.kahl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 Kamyan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am.kamyan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alie Kann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atalie.kanna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herine Katz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atherine.katz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P. Kearney, Jr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aniel.kearne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 Kell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im.kell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 Kilgarriff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ke.kilgarriff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nnifer Kim-Gagn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ennifer.kimgagn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Kimmitt, Jr.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obert.kimmitt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Kimmitt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william.kimmitt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line Stavis Klebanov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deline.klebanov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herine Kordestan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atherine.kordestani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L. Kovner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mark.kovn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ka Krum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erika.krum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n R. Land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brian.land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y Le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y.le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ia Le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ophia.le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n M. Lett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rin.lett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 E. Levine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ussell.levine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46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+1 212 446 6466</text:p>
          </table:table-cell>
        </table:table-row>
        <table:table-row table:style-name="ro1">
          <table:table-cell office:value-type="string" calcext:value-type="string">
            <text:p>Jennifer Levy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nnifer.lev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igail Lauer Litow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bigail.litow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 C. Liu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frank.liu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gg F. LoCascio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gregg.locascio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 Lohmann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walter.lohman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ly Merki Lon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mily.long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han S. Mamme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athan.mamme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o Mancuso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rio.mancuso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70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+1 212 446 4670</text:p>
          </table:table-cell>
        </table:table-row>
        <table:table-row table:style-name="ro1">
          <table:table-cell office:value-type="string" calcext:value-type="string">
            <text:p>Christopher J. Man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ristopher.man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H. Marti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arles.marti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tney Ma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ourtney.ma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 A. Mayberr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lee.mayberr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.J. McCarrick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j.mccarrick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yssa M. McClur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lyssa.mcclur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n M. McEldowne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ean.mceldowne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 McElro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aunders.mcelro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i McFarlan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ami.mcfarland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n McGlyn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egan.mcglyn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 P. McGuir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uke.mcguir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J. McInte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tt.mcinte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lory Elise McKenzi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llory.mckenzi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ce L. McKinn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onstance.mckinno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 E. McVa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arah.mcva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tlin R. Meaghe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aitlin.r.meagh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ffa A. Meer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yaffa.meera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 Elizabeth Mill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ry.mill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din Miller Mitchell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asdin.mitchell@kirkland.com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+1 214 972 1793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65</text:p>
          </table:table-cell>
        </table:table-row>
        <table:table-row table:style-name="ro1">
          <table:table-cell office:value-type="string" calcext:value-type="string">
            <text:p>Nathan L. Mitchell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athan.mitchell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 Christopher Mizzo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ris.mizzo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nnie Morawetz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ennie.morawetz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antha R. Morelli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amantha.morelli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lle Mot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amille.mott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jay José Mullick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anjay.mullick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a Agathoklis Murino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ndrea.murino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 Murph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llison.murph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an Naresh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agan.naresh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S. Nar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arles.nar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ld Nashi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ald.nashi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81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1 713 836 3343</text:p>
          </table:table-cell>
        </table:table-row>
        <table:table-row table:style-name="ro1">
          <table:table-cell office:value-type="string" calcext:value-type="string">
            <text:p>Erin Nealy Cox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rin.nealycox@kirkland.com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+1 214 972 1847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47</text:p>
          </table:table-cell>
        </table:table-row>
        <table:table-row table:style-name="ro1">
          <table:table-cell office:value-type="string" calcext:value-type="string">
            <text:p>Aaron L. Nielson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aaron.nielso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80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+1 801 877 8154</text:p>
          </table:table-cell>
        </table:table-row>
        <table:table-row table:style-name="ro1">
          <table:table-cell office:value-type="string" calcext:value-type="string">
            <text:p>Amy O. Nyberg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amy.nyberg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. O'Quin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hn.oquin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F. Osberghaus, Jr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william.osberghau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S. Owe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tt.owe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a Patel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lpa.patel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A. Pears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ael.pearso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an Lily Phoenix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organ.phoenix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edith Pohl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eredith.pohl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 S. Powell, P.C.</text:p>
          </table:table-cell>
          <table:table-cell office:value-type="string" calcext:value-type="string">
            <text:p>General Counsel</text:p>
          </table:table-cell>
          <table:table-cell office:value-type="string" calcext:value-type="string">
            <text:p>jeff.powell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 Ross Powell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ss.powell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 S. Primi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raig.primi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e Princ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bree.princ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hua Z. Rabinovitz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shua.rabinovitz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9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84</text:p>
          </table:table-cell>
        </table:table-row>
        <table:table-row table:style-name="ro1">
          <table:table-cell office:value-type="string" calcext:value-type="string">
            <text:p>Karthik Ravishanka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arthik.ravishanka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J. Reilly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tt.reill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hia Reuwsaat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tachia.reuwsaat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hin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hn.rhin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d Richard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ad.richard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S. Richmond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william.richmond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Roart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arles.roart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oline H. Robin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aroline.robinso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C. Robin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mes.robinso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eigh Trappe Rodriguez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arleigh.rodriguez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ra Russell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alexandra.russell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S. Ryland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obert.ryland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yan Sach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ayan.sach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ifah Saf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tifah.safi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er H. Salehi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nader.salehi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5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+1 212 446 5972</text:p>
          </table:table-cell>
        </table:table-row>
        <table:table-row table:style-name="ro1">
          <table:table-cell office:value-type="string" calcext:value-type="string">
            <text:p>Chris M. Salvator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hris.salvator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 A. Scheel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cott.scheel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A. Schlager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ivan.schlag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line Ann Schoeffma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deline.schoeffma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C. Schroed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oseph.schroed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isse Selassi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demisse.selassi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ian C. Semonse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ristian.semonse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ia Vanessa Seraphim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olivia.seraphim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f I. Shah Mohammed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aif.shahmohammed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hel W. Sheridan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achel.sherida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e M.K. Siegal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ulie.siegal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ie Simp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richie.simpso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nah C. Sims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hannah.simso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ft W. Smith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tefft.smith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2212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12</text:p>
          </table:table-cell>
        </table:table-row>
        <table:table-row table:style-name="ro1">
          <table:table-cell office:value-type="string" calcext:value-type="string">
            <text:p>Emily M. Snodd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emily.snoddo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98 3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y B. Stephens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jay.stephen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a J. Ston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tera.ston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. Stuckwisch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william.stuckwisch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 L. Stuyvenber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rew.stuyvenberg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olas K. Style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icholas.style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ie M. Sulliva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atie.sulliva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en Taylor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auren.taylo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 Teleky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nick.telek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ie Templet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susie.templeto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ina M. Thoma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hristina.thomas@kirkland.com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+1 212 390 4301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45</text:p>
          </table:table-cell>
        </table:table-row>
        <table:table-row table:style-name="ro1">
          <table:table-cell office:value-type="string" calcext:value-type="string">
            <text:p>McClain Thomps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cclain.thompso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 T. Tipton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ole.tipto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ya B. Treis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raya.treis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 Tripathi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kelly.tripathi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ly Trogdo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holly.trogdo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 T. Trout-Perez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ia.trout-perez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. Tuttle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william.tuttl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 John U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dwin.u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nza A. Vassall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orenza.vassallo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718 2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olina I. Velard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arolina.velard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ter Vella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carter.vella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e Ventura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atie.ventura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y L. Villalobo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any.villalobo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en N. Walker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kwalk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 W. Warren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edward.warren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 Michaelchuck Webb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ara.webber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elle A. Weinbaum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ichelle.weinbaum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 A. Wesco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lawrence.wesco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J. Wessel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kevin.wessel@kirkland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 312 862 3794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39</text:p>
          </table:table-cell>
        </table:table-row>
        <table:table-row table:style-name="ro1">
          <table:table-cell office:value-type="string" calcext:value-type="string">
            <text:p>Matthew S. Wheatley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atthew.wheatle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er L. Whipkey</text:p>
          </table:table-cell>
          <table:table-cell office:value-type="string" calcext:value-type="string">
            <text:p>Of Counsel</text:p>
          </table:table-cell>
          <table:table-cell office:value-type="string" calcext:value-type="string">
            <text:p>amber.whipkey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on M. Wilcox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jason.wilcox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F. Williams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michael.william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. Mark Wine</text:p>
          </table:table-cell>
          <table:table-cell office:value-type="string" calcext:value-type="string">
            <text:p>Retired Partner</text:p>
          </table:table-cell>
          <table:table-cell office:value-type="string" calcext:value-type="string">
            <text:p>mark.win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D. Yannucci, P.C.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homas.yannucci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5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Yates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ames.yates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ly Y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sally.ye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sica M. Yeh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essica.yeh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an A. Young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jordan.young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J. Zhu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matthew.zhu@kirkland.com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+1 202 389 31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7T08:38:20.084416042</dc:date>
    <meta:editing-duration>PT1M17S</meta:editing-duration>
    <meta:editing-cycles>1</meta:editing-cycles>
    <meta:document-statistic meta:table-count="1" meta:cell-count="6249" meta:object-count="0"/>
    <meta:generator>LibreOffice/7.3.7.2$Linux_X86_64 LibreOffice_project/30$Build-2</meta:generator>
  </office:meta>
</office:document-meta>
</file>